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6in"/>
    </style:style>
    <style:style style:name="co2" style:family="table-column">
      <style:table-column-properties fo:break-before="auto" style:column-width="1.5752in"/>
    </style:style>
    <style:style style:name="co3" style:family="table-column">
      <style:table-column-properties fo:break-before="auto" style:column-width="1.18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9.272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ancel</text:p>
          </table:table-cell>
          <table:table-cell office:value-type="string" calcext:value-type="string">
            <text:p>bool : hasCance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7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2">preventIntercome</text:span>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preventIntercome</text:span>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Intercome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entSelf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Mob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MobCance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Refresh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quipBuffWithCharge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BlockDamag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Opponent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D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Di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R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Aw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ReceiveAway</text:span>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ReceiveAway</text:span>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quipment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quipmentDestroy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Field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FieldDestroy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Equip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Equip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Equip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2">onOpponentEquip</text:span>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aunch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ntercep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Next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onExecuteNext</text:span>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ake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ut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Card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9374in" svg:y="42.7535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Prepare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9374in" svg:y="42.9315in" draw:caption-point-x="-0.2402in" draw:caption-point-y="0.628in">
              <dc:date>2023-01-12T00:00:00</dc:date>
              <text:p text:style-name="P1"><text:span text:style-name="T1">Do NOT use actions (such as attacks or draw cards), only variable setters here</text:span></text:p>
            </office:annotation>
            <text:p><text:span text:style-name="T2">onOpponentPrepare</text:span>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LevelDr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RepeatLevelActionTrigger</text:p>
          </table:table-cell>
          <table:table-cell office:value-type="string" calcext:value-type="string">
            <text:p>Number of tim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formula="of:=CONCATENATE(&quot;POINTCUTS: &quot;;COUNTIF([.A1:.A296];&quot;.*&quot;))" office:value-type="string" office:string-value="POINTCUTS: 231" calcext:value-type="string">
            <text:p>POINTCUTS: 231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 style:data-style-name="N2" text:time-value="08:43:20.6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18H9M38S</meta:editing-duration>
    <meta:editing-cycles>96</meta:editing-cycles>
    <meta:generator>LibreOffice/7.2.1.2$Windows_X86_64 LibreOffice_project/87b77fad49947c1441b67c559c339af8f3517e22</meta:generator>
    <dc:date>2023-03-01T08:52:21.404000000</dc:date>
    <meta:document-statistic meta:table-count="3" meta:cell-count="580" meta:object-count="0"/>
    <meta:user-defined meta:name="Info 1"/>
    <meta:user-defined meta:name="Info 2"/>
    <meta:user-defined meta:name="Info 3"/>
    <meta:user-defined meta:name="Info 4"/>
  </office:meta>
</office:document-meta>
</file>